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20000000200FF2C26ADBB66E9A8.png" manifest:media-type="image/png"/>
  <manifest:file-entry manifest:full-path="Pictures/10000201000003550000030042952EE37A05D081.png" manifest:media-type="image/png"/>
  <manifest:file-entry manifest:full-path="Pictures/100002010000031800000264055DBE34D4A09C0A.png" manifest:media-type="image/png"/>
  <manifest:file-entry manifest:full-path="Pictures/1000020100000280000000A02358847A09D49992.png" manifest:media-type="image/png"/>
  <manifest:file-entry manifest:full-path="Pictures/100002010000032000000299CF9179EDC6A20F0A.png" manifest:media-type="image/png"/>
  <manifest:file-entry manifest:full-path="Pictures/10000000000001DA000001BCF81E16B829598B83.jpg" manifest:media-type="image/jpeg"/>
  <manifest:file-entry manifest:full-path="Pictures/10000201000002000000020062272315B478BEDD.png" manifest:media-type="image/png"/>
  <manifest:file-entry manifest:full-path="Pictures/10000000000001DA000001DA8A1901871D5D9773.jpg" manifest:media-type="image/jpeg"/>
  <manifest:file-entry manifest:full-path="Pictures/1000020100000200000002005C9A45661EA6004C.png" manifest:media-type="image/png"/>
  <manifest:file-entry manifest:full-path="Pictures/10000201000003E60000030043090002F4FE801B.png" manifest:media-type="image/png"/>
  <manifest:file-entry manifest:full-path="Pictures/1000020100000258000002582AF51073D889D8F2.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4" style:family="graphic" style:parent-style-name="standard">
      <style:graphic-properties draw:stroke="none" svg:stroke-color="#000000" draw:fill="none" draw:fill-color="#ffffff" draw:textarea-horizontal-align="left" draw:auto-grow-height="true" draw:auto-grow-width="false" fo:min-height="0.701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svg:stroke-color="#000000" draw:fill="none" draw:fill-color="#ffffff" draw:textarea-horizontal-align="left" draw:auto-grow-height="true" draw:auto-grow-width="false" fo:min-height="0.585cm" fo:min-width="0cm"/>
    </style:style>
    <style:style style:name="gr7" style:family="graphic" style:parent-style-name="standard">
      <style:graphic-properties draw:opacity="10%" draw:opacity-name="" draw:textarea-horizontal-align="justify" draw:textarea-vertical-align="middle" draw:auto-grow-height="false" fo:min-height="0.512cm" fo:min-width="13.851cm"/>
    </style:style>
    <style:style style:name="gr8" style:family="graphic" style:parent-style-name="standard">
      <style:graphic-properties draw:stroke="none" svg:stroke-color="#000000" draw:fill="none" draw:fill-color="#ffffff" draw:textarea-horizontal-align="left" draw:auto-grow-height="true" draw:auto-grow-width="false" fo:min-height="0.351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0.556cm" fo:min-width="0cm"/>
    </style:style>
    <style:style style:name="gr10" style:family="graphic" style:parent-style-name="standard">
      <style:graphic-properties draw:textarea-horizontal-align="justify" draw:textarea-vertical-align="middle" draw:auto-grow-height="false" fo:min-height="0cm" fo:min-width="0.518cm"/>
    </style:style>
    <style:style style:name="gr11" style:family="graphic" style:parent-style-name="standard">
      <style:graphic-properties draw:textarea-horizontal-align="justify" draw:textarea-vertical-align="middle" draw:auto-grow-height="false" fo:min-height="0.528cm" fo:min-width="0cm"/>
    </style:style>
    <style:style style:name="gr12" style:family="graphic" style:parent-style-name="standard">
      <style:graphic-properties draw:textarea-horizontal-align="justify" draw:textarea-vertical-align="middle" draw:auto-grow-height="false" fo:min-height="0cm" fo:min-width="0.501cm"/>
    </style:style>
    <style:style style:name="gr13" style:family="graphic" style:parent-style-name="standard">
      <style:graphic-properties draw:textarea-horizontal-align="justify" draw:textarea-vertical-align="middle" draw:auto-grow-height="false" fo:min-height="0.417cm" fo:min-width="0cm"/>
    </style:style>
    <style:style style:name="gr14" style:family="graphic" style:parent-style-name="standard">
      <style:graphic-properties draw:textarea-horizontal-align="justify" draw:textarea-vertical-align="middle" draw:auto-grow-height="false" fo:min-height="0.195cm" fo:min-width="0cm"/>
    </style:style>
    <style:style style:name="gr15" style:family="graphic" style:parent-style-name="standard">
      <style:graphic-properties draw:textarea-vertical-align="middle" draw:auto-grow-height="false" fo:min-height="0.575cm" fo:min-width="0.158cm"/>
    </style:style>
    <style:style style:name="gr16" style:family="graphic" style:parent-style-name="standard">
      <style:graphic-properties draw:textarea-horizontal-align="justify" draw:textarea-vertical-align="middle" draw:auto-grow-height="false" fo:min-height="0cm" fo:min-width="1.143cm"/>
    </style:style>
    <style:style style:name="gr17" style:family="graphic" style:parent-style-name="standard">
      <style:graphic-properties draw:textarea-horizontal-align="justify" draw:textarea-vertical-align="middle" draw:auto-grow-height="false" fo:min-height="0.893cm" fo:min-width="0cm"/>
    </style:style>
    <style:style style:name="P1" style:family="paragraph">
      <style:paragraph-properties fo:text-align="center"/>
    </style:style>
    <style:style style:name="P2" style:family="paragraph">
      <style:text-properties fo:font-size="16pt"/>
    </style:style>
    <style:style style:name="P3" style:family="paragraph">
      <loext:graphic-properties draw:fill="none" draw:fill-color="#ffffff"/>
      <style:text-properties fo:font-size="16pt"/>
    </style:style>
    <style:style style:name="P4" style:family="paragraph">
      <style:paragraph-properties fo:text-align="center"/>
      <style:text-properties fo:font-size="16pt" style:font-size-asian="16pt" style:font-size-complex="16pt"/>
    </style:style>
    <style:style style:name="P5" style:family="paragraph">
      <loext:graphic-properties draw:opacity="10%"/>
      <style:paragraph-properties fo:text-align="center"/>
      <style:text-properties fo:font-size="16pt" style:font-size-asian="16pt" style:font-size-complex="16pt"/>
    </style:style>
    <style:style style:name="P6" style:family="paragraph">
      <loext:graphic-properties draw:fill="none" draw:fill-color="#ffffff"/>
      <style:text-properties fo:font-size="14pt" style:font-size-asian="14pt" style:font-size-complex="14pt"/>
    </style:style>
    <style:style style:name="T1" style:family="text">
      <style:text-properties fo:font-size="16pt" style:font-size-asian="16pt" style:font-size-complex="16pt"/>
    </style:style>
    <style:style style:name="T2"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185cm" svg:height="1.967cm" svg:x="15.327cm" svg:y="4.494cm">
          <draw:image xlink:href="Pictures/10000201000003550000030042952EE37A05D081.png" xlink:type="simple" xlink:show="embed" xlink:actuate="onLoad" loext:mime-type="image/png">
            <text:p/>
          </draw:image>
        </draw:frame>
        <draw:frame draw:style-name="gr2" draw:text-style-name="P1" draw:layer="layout" svg:width="3.616cm" svg:height="2.794cm" svg:x="11.746cm" svg:y="0.954cm">
          <draw:image xlink:href="Pictures/100002010000031800000264055DBE34D4A09C0A.png" xlink:type="simple" xlink:show="embed" xlink:actuate="onLoad" loext:mime-type="image/png">
            <text:p text:style-name="P1"/>
          </draw:image>
        </draw:frame>
        <draw:frame draw:style-name="gr1" draw:text-style-name="P1" draw:layer="layout" svg:width="4.573cm" svg:height="1.143cm" svg:x="3.321cm" svg:y="1.516cm">
          <draw:image xlink:href="Pictures/1000020100000280000000A02358847A09D49992.png" xlink:type="simple" xlink:show="embed" xlink:actuate="onLoad" loext:mime-type="image/png">
            <text:p/>
          </draw:image>
        </draw:frame>
        <draw:frame draw:style-name="gr2" draw:text-style-name="P1" draw:layer="layout" svg:width="2.864cm" svg:height="2.864cm" svg:x="8.747cm" svg:y="3.978cm">
          <draw:image xlink:href="Pictures/100002010000020000000200FF2C26ADBB66E9A8.png" xlink:type="simple" xlink:show="embed" xlink:actuate="onLoad" loext:mime-type="image/png">
            <text:p text:style-name="P1"/>
          </draw:image>
        </draw:frame>
        <draw:frame draw:style-name="gr1" draw:text-style-name="P1" draw:layer="layout" svg:width="2.952cm" svg:height="2.765cm" svg:x="8.847cm" svg:y="8.066cm">
          <draw:image xlink:href="Pictures/10000000000001DA000001BCF81E16B829598B83.jpg" xlink:type="simple" xlink:show="embed" xlink:actuate="onLoad" loext:mime-type="image/jpeg">
            <text:p/>
          </draw:image>
        </draw:frame>
        <draw:frame draw:style-name="gr1" draw:text-style-name="P1" draw:layer="layout" svg:width="2.413cm" svg:height="2.413cm" svg:x="13.719cm" svg:y="11.576cm">
          <draw:image xlink:href="Pictures/10000000000001DA000001DA8A1901871D5D9773.jpg" xlink:type="simple" xlink:show="embed" xlink:actuate="onLoad" loext:mime-type="image/jpeg">
            <text:p/>
          </draw:image>
        </draw:frame>
        <draw:frame draw:style-name="gr1" draw:text-style-name="P1" draw:layer="layout" svg:width="2.557cm" svg:height="2.557cm" svg:x="4.161cm" svg:y="11.486cm">
          <draw:image xlink:href="Pictures/10000201000002000000020062272315B478BEDD.png" xlink:type="simple" xlink:show="embed" xlink:actuate="onLoad" loext:mime-type="image/png">
            <text:p/>
          </draw:image>
        </draw:frame>
        <draw:frame draw:style-name="gr1" draw:text-style-name="P1" draw:layer="layout" svg:width="2.413cm" svg:height="2.413cm" svg:x="4.283cm" svg:y="14.913cm">
          <draw:image xlink:href="Pictures/1000020100000200000002005C9A45661EA6004C.png" xlink:type="simple" xlink:show="embed" xlink:actuate="onLoad" loext:mime-type="image/png">
            <text:p/>
          </draw:image>
        </draw:frame>
        <draw:frame draw:style-name="gr3" draw:text-style-name="P3" draw:layer="layout" svg:width="5.08cm" svg:height="0.962cm" svg:x="9.382cm" svg:y="14.643cm">
          <draw:text-box>
            <text:p text:style-name="P2">Disease related</text:p>
          </draw:text-box>
        </draw:frame>
        <draw:frame draw:style-name="gr4" draw:text-style-name="P3" draw:layer="layout" svg:width="3.491cm" svg:height="0.951cm" svg:x="15.605cm" svg:y="14.527cm">
          <draw:text-box>
            <text:p text:style-name="P2">Relevance</text:p>
          </draw:text-box>
        </draw:frame>
        <draw:frame draw:style-name="gr1" draw:text-style-name="P1" draw:layer="layout" svg:width="3.038cm" svg:height="2.525cm" svg:x="9.817cm" svg:y="19.423cm">
          <draw:image xlink:href="Pictures/100002010000032000000299CF9179EDC6A20F0A.png" xlink:type="simple" xlink:show="embed" xlink:actuate="onLoad" loext:mime-type="image/png">
            <text:p/>
          </draw:image>
        </draw:frame>
        <draw:frame draw:style-name="gr1" draw:text-style-name="P1" draw:layer="layout" svg:width="2.911cm" svg:height="2.24cm" svg:x="5.452cm" svg:y="22.571cm">
          <draw:image xlink:href="Pictures/10000201000003E60000030043090002F4FE801B.png" xlink:type="simple" xlink:show="embed" xlink:actuate="onLoad" loext:mime-type="image/png">
            <text:p/>
          </draw:image>
        </draw:frame>
        <draw:frame draw:style-name="gr1" draw:text-style-name="P1" draw:layer="layout" svg:width="2.53cm" svg:height="2.53cm" svg:x="14.702cm" svg:y="22.344cm">
          <draw:image xlink:href="Pictures/1000020100000258000002582AF51073D889D8F2.png" xlink:type="simple" xlink:show="embed" xlink:actuate="onLoad" loext:mime-type="image/png">
            <text:p/>
          </draw:image>
        </draw:frame>
        <draw:frame draw:style-name="gr5" draw:text-style-name="P3" draw:layer="layout" svg:width="4.177cm" svg:height="0.878cm" svg:x="9.57cm" svg:y="16.121cm">
          <draw:text-box>
            <text:p text:style-name="P2">Auxiliary input </text:p>
          </draw:text-box>
        </draw:frame>
        <draw:frame draw:style-name="gr6" draw:text-style-name="P3" draw:layer="layout" svg:width="3.461cm" svg:height="0.878cm" svg:x="15.762cm" svg:y="16.148cm">
          <draw:text-box>
            <text:p text:style-name="P2">Main Input</text:p>
          </draw:text-box>
        </draw:frame>
        <draw:custom-shape draw:style-name="gr7" draw:text-style-name="P5" draw:layer="layout" svg:width="14.351cm" svg:height="0.762cm" svg:x="4.344cm" svg:y="17.937cm">
          <text:p text:style-name="P4"><text:span text:style-name="T1">Inputs</text:span></text:p>
          <draw:enhanced-geometry svg:viewBox="0 0 21600 21600" draw:type="rectangle" draw:enhanced-path="M 0 0 L 21600 0 21600 21600 0 21600 0 0 Z N"/>
        </draw:custom-shape>
        <draw:frame draw:style-name="gr5" draw:text-style-name="P6" draw:layer="layout" svg:width="3.757cm" svg:height="0.806cm" svg:x="5.072cm" svg:y="5.655cm">
          <draw:text-box>
            <text:p><text:span text:style-name="T2">Data collection</text:span></text:p>
          </draw:text-box>
        </draw:frame>
        <draw:frame draw:style-name="gr5" draw:text-style-name="P6" draw:layer="layout" svg:width="3.838cm" svg:height="0.806cm" svg:x="5.064cm" svg:y="8.449cm">
          <draw:text-box>
            <text:p><text:span text:style-name="T2">Pre-processing</text:span></text:p>
          </draw:text-box>
        </draw:frame>
        <draw:frame draw:style-name="gr5" draw:text-style-name="P6" draw:layer="layout" svg:width="3.283cm" svg:height="0.806cm" svg:x="14.512cm" svg:y="1.764cm">
          <draw:text-box>
            <text:p><text:span text:style-name="T2">THS System</text:span></text:p>
          </draw:text-box>
        </draw:frame>
        <draw:frame draw:style-name="gr5" draw:text-style-name="P6" draw:layer="layout" svg:width="2.073cm" svg:height="0.806cm" svg:x="4.313cm" svg:y="10.635cm">
          <draw:text-box>
            <text:p><text:span text:style-name="T2">Tweets</text:span></text:p>
          </draw:text-box>
        </draw:frame>
        <draw:frame draw:style-name="gr5" draw:text-style-name="P6" draw:layer="layout" svg:width="2.373cm" svg:height="0.806cm" svg:x="14.114cm" svg:y="10.635cm">
          <draw:text-box>
            <text:p><text:span text:style-name="T2">Labeling</text:span></text:p>
          </draw:text-box>
        </draw:frame>
        <draw:frame draw:style-name="gr5" draw:text-style-name="P6" draw:layer="layout" svg:width="3.914cm" svg:height="0.806cm" svg:x="6.022cm" svg:y="19.869cm">
          <draw:text-box>
            <text:p><text:span text:style-name="T2">Neural Network</text:span></text:p>
          </draw:text-box>
        </draw:frame>
        <draw:frame draw:style-name="gr8" draw:text-style-name="P6" draw:layer="layout" svg:width="4.397cm" svg:height="0.806cm" svg:x="4.807cm" svg:y="25.13cm">
          <draw:text-box>
            <text:p><text:span text:style-name="T2">Transfer Learning</text:span></text:p>
          </draw:text-box>
        </draw:frame>
        <draw:frame draw:style-name="gr9" draw:text-style-name="P6" draw:layer="layout" svg:width="3.683cm" svg:height="0.806cm" svg:x="14.465cm" svg:y="25.103cm">
          <draw:text-box>
            <text:p><text:span text:style-name="T2">Predict Model</text:span></text:p>
          </draw:text-box>
        </draw:frame>
        <draw:custom-shape draw:style-name="gr10" draw:text-style-name="P1" draw:layer="layout" svg:width="1.27cm" svg:height="0.254cm" svg:x="9.282cm" svg:y="2.14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 draw:text-style-name="P1" draw:layer="layout" svg:width="0.254cm" svg:height="0.889cm" svg:x="9.763cm" svg:y="3.03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1" draw:layer="layout" svg:width="1.143cm" svg:height="0.254cm" svg:x="13.003cm" svg:y="5.57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1" draw:layer="layout" svg:width="0.254cm" svg:height="0.762cm" svg:x="9.89cm" svg:y="7.09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1" draw:layer="layout" svg:width="0.254cm" svg:height="0.508cm" svg:x="5.464cm" svg:y="14.33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1" draw:layer="layout" svg:width="0.254cm" svg:height="0.508cm" svg:x="5.465cm" svg:y="17.23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1" draw:layer="layout" svg:width="0.254cm" svg:height="0.508cm" svg:x="11.266cm" svg:y="17.23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1" draw:layer="layout" svg:width="0.254cm" svg:height="0.508cm" svg:x="17.167cm" svg:y="17.23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1" draw:layer="layout" svg:width="0.254cm" svg:height="0.508cm" svg:x="11.267cm" svg:y="15.53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1" draw:layer="layout" svg:width="0.254cm" svg:height="0.508cm" svg:x="17.068cm" svg:y="15.53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1" draw:layer="layout" svg:width="0.658cm" svg:height="0.825cm" draw:transform="rotate (-1.5707963267949) translate (16.568cm 14.031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5" draw:text-style-name="P1" draw:layer="layout" svg:width="0.658cm" svg:height="0.825cm" draw:transform="rotate (-1.53623880760541) translate (13.956cm 14.009cm)">
          <text:p/>
          <draw:enhanced-geometry svg:viewBox="0 0 142 147"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4" draw:text-style-name="P1" draw:layer="layout" svg:width="0.254cm" svg:height="0.508cm" svg:x="11.267cm" svg:y="18.83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1" draw:layer="layout" svg:width="0.658cm" svg:height="0.825cm" draw:transform="rotate (-1.53623880760541) translate (9.859cm 21.51cm)">
          <text:p/>
          <draw:enhanced-geometry svg:viewBox="0 0 142 147"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5" draw:text-style-name="P1" draw:layer="layout" svg:width="0.658cm" svg:height="0.825cm" draw:transform="rotate (-1.5707963267949) translate (13.869cm 21.632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g>
          <draw:custom-shape draw:style-name="gr16" draw:text-style-name="P1" draw:layer="layout" svg:width="2.051cm" svg:height="0.462cm" svg:x="9.263cm" svg:y="12.068cm">
            <text:p/>
            <draw:enhanced-geometry svg:viewBox="0 0 21600 21600" draw:text-areas="?f5 ?f1 ?f6 ?f3" draw:mirror-horizontal="false" draw:mirror-vertical="false"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7" draw:text-style-name="P1" draw:layer="layout" svg:width="0.254cm" svg:height="1.143cm" svg:x="10.144cm" svg:y="11.006cm">
            <text:p/>
            <draw:enhanced-geometry svg:viewBox="0 0 21600 21600" draw:type="rectangle" draw:enhanced-path="M 0 0 L 21600 0 21600 21600 0 21600 0 0 Z N"/>
          </draw:custom-shap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5-08T15:49:10.095000000</meta:creation-date>
    <dc:date>2019-05-08T18:13:28.882000000</dc:date>
    <meta:editing-duration>PT49M7S</meta:editing-duration>
    <meta:editing-cycles>5</meta:editing-cycles>
    <meta:generator>LibreOffice/6.2.2.2$Windows_x86 LibreOffice_project/2b840030fec2aae0fd2658d8d4f9548af4e3518d</meta:generator>
    <meta:document-statistic meta:object-count="42"/>
  </office:meta>
</office:document-meta>
</file>